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95cm" table:align="left"/>
    </style:style>
    <style:style style:name="Table1.A" style:family="table-column">
      <style:table-column-properties style:column-width="2.896cm"/>
    </style:style>
    <style:style style:name="Table1.B" style:family="table-column">
      <style:table-column-properties style:column-width="2.9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3" style:family="paragraph" style:parent-style-name="Standard" style:list-style-name="L4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4" style:family="paragraph" style:parent-style-name="Standard">
      <loext:graphic-properties draw:fill="none"/>
      <style:paragraph-properties fo:background-color="transparent"/>
      <style:text-properties officeooo:rsid="0009406f" officeooo:paragraph-rsid="0009406f"/>
    </style:style>
    <style:style style:name="P5" style:family="paragraph" style:parent-style-name="Standard" style:list-style-name="L3">
      <loext:graphic-properties draw:fill="none"/>
      <style:paragraph-properties fo:background-color="transparent"/>
      <style:text-properties officeooo:rsid="0009406f" officeooo:paragraph-rsid="0009406f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Noto Sans" officeooo:rsid="0009406f" officeooo:paragraph-rsid="0009406f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" officeooo:rsid="0009406f" officeooo:paragraph-rsid="0009406f"/>
    </style:style>
    <style:style style:name="P8" style:family="paragraph" style:parent-style-name="Standard">
      <loext:graphic-properties draw:fill="none"/>
      <style:paragraph-properties fo:margin-left="1.251cm" fo:margin-right="0cm" fo:text-indent="-1.499cm" style:auto-text-indent="false" fo:background-color="transparent"/>
      <style:text-properties style:font-name="Noto Sans"/>
    </style:style>
    <style:style style:name="P9" style:family="paragraph" style:parent-style-name="Standard">
      <loext:graphic-properties draw:fill="none"/>
      <style:paragraph-properties fo:margin-left="1.251cm" fo:margin-right="-1.499cm" fo:text-indent="-1.499cm" style:auto-text-indent="false" fo:background-color="transparent"/>
      <style:text-properties style:font-name="Noto Sans" officeooo:rsid="0009406f" officeooo:paragraph-rsid="0009406f"/>
    </style:style>
    <style:style style:name="P10" style:family="paragraph" style:parent-style-name="Standard" style:master-page-name="">
      <loext:graphic-properties draw:fill="none"/>
      <style:paragraph-properties fo:margin-left="1.251cm" fo:margin-right="-1.499cm" fo:text-indent="-1.499cm" style:auto-text-indent="false" style:page-number="auto" fo:background-color="transparent"/>
      <style:text-properties style:font-name="Noto Sans" officeooo:rsid="0009406f" officeooo:paragraph-rsid="0009406f"/>
    </style:style>
    <style:style style:name="P11" style:family="paragraph" style:parent-style-name="Table_20_Contents">
      <style:text-properties style:font-name="Noto Sans"/>
    </style:style>
    <style:style style:name="P12" style:family="paragraph" style:parent-style-name="Table_20_Contents">
      <style:text-properties style:font-name="Noto Sans" officeooo:rsid="0009406f" officeooo:paragraph-rsid="0009406f"/>
    </style:style>
    <style:style style:name="T1" style:family="text">
      <style:text-properties style:font-name="Noto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2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06cm" fo:text-indent="-0.635cm" fo:margin-left="0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cm" fo:text-indent="-0.635cm" fo:margin-left="1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76cm" fo:text-indent="-0.635cm" fo:margin-left="1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cm" fo:text-indent="-0.635cm" fo:margin-left="2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46cm" fo:text-indent="-0.635cm" fo:margin-left="2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81cm" fo:text-indent="-0.635cm" fo:margin-left="3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6cm" fo:text-indent="-0.635cm" fo:margin-left="4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851cm" fo:text-indent="-0.635cm" fo:margin-left="4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486cm" fo:text-indent="-0.635cm" fo:margin-left="5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g tracking! Yah!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Bug #</text:p>
          </table:table-cell>
          <table:table-cell table:style-name="Table1.B1" office:value-type="string">
            <text:p text:style-name="P12">Status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2">Unassigned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B2" office:value-type="string">
            <text:p text:style-name="P12">Unassigned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</table:table>
      <text:p text:style-name="P7"/>
      <text:p text:style-name="P7">Template:</text:p>
      <text:p text:style-name="P7">Bug #n:</text:p>
      <text:p text:style-name="P7">Repro steps:</text:p>
      <text:list xml:id="list161712968" text:style-name="L4">
        <text:list-item>
          <text:p text:style-name="P3">Stuff</text:p>
        </text:list-item>
      </text:list>
      <text:p text:style-name="P2">Expected Output:</text:p>
      <text:p text:style-name="P2"><text:tab/>More stuff</text:p>
      <text:p text:style-name="P2">Actual Output:</text:p>
      <text:p text:style-name="P2"><text:tab/>Event More stuff</text:p>
      <text:p text:style-name="P2">Status:</text:p>
      <text:p text:style-name="P2"><text:tab/>Unassigned</text:p>
      <text:p text:style-name="P2"/>
      <text:p text:style-name="P8"/>
      <text:p text:style-name="P8"/>
      <text:p text:style-name="P8"/>
      <text:p text:style-name="P10">Bug 1:</text:p>
      <text:p text:style-name="P9">Repro steps:</text:p>
      <text:list xml:id="list3935374683" text:style-name="L2">
        <text:list-item>
          <text:list>
            <text:list-item>
              <text:list>
                <text:list-item>
                  <text:p text:style-name="P1">Have a page with a kerbal-footer</text:p>
                </text:list-item>
                <text:list-item>
                  <text:p text:style-name="P1">Click on menu to bring up panel</text:p>
                </text:list-item>
                <text:list-item>
                  <text:p text:style-name="P1">Resize page</text:p>
                </text:list-item>
              </text:list>
            </text:list-item>
          </text:list>
        </text:list-item>
      </text:list>
      <text:p text:style-name="P2">Expected Output:</text:p>
      <text:list xml:id="list234644378" text:style-name="L3">
        <text:list-header>
          <text:p text:style-name="P5"><text:span text:style-name="T1">Panel stays on screen</text:span></text:p>
        </text:list-header>
      </text:list>
      <text:p text:style-name="P4"><text:span text:style-name="T1">Acutal Output:</text:span></text:p>
      <text:p text:style-name="P4"><text:span text:style-name="T1"><text:tab/>Footer resizes, panel doesn’t</text:span></text:p>
      <text:p text:style-name="P4"><text:span text:style-name="T1">Status:</text:span></text:p>
      <text:p text:style-name="P4"><text:span text:style-name="T1"><text:tab/>Postponed</text:span></text:p>
      <text:p text:style-name="P4"><text:span text:style-name="T1"/></text:p>
      <text:p text:style-name="P7">Bug 2:</text:p>
      <text:p text:style-name="P7">Repro steps:</text:p>
      <text:list xml:id="list114109410278517" text:continue-list="list161712968" text:style-name="L4">
        <text:list-item>
          <text:p text:style-name="P3">Have a kerbal-footer</text:p>
        </text:list-item>
        <text:list-item>
          <text:p text:style-name="P3">Page width smaller than 3 x kerbal panel width</text:p>
        </text:list-item>
        <text:list-item>
          <text:p text:style-name="P3">Click on menu in kerbal-footer</text:p>
        </text:list-item>
      </text:list>
      <text:p text:style-name="P2">Expected Output:</text:p>
      <text:p text:style-name="P2"><text:soft-page-break/><text:tab/>Panel shifts to appear on screen</text:p>
      <text:p text:style-name="P2">Actual Output:</text:p>
      <text:p text:style-name="P2"><text:tab/>Part of the panel appears off screen</text:p>
      <text:p text:style-name="P2">Status:</text:p>
      <text:p text:style-name="P2"><text:tab/>Unassigned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32:20.508258609</meta:creation-date>
    <dc:date>2017-09-20T11:41:07.954192379</dc:date>
    <meta:editing-duration>PT8M48S</meta:editing-duration>
    <meta:editing-cycles>1</meta:editing-cycles>
    <meta:document-statistic meta:table-count="1" meta:image-count="0" meta:object-count="0" meta:page-count="2" meta:paragraph-count="39" meta:word-count="108" meta:character-count="590" meta:non-whitespace-character-count="521"/>
    <meta:generator>LibreOffice/5.3.1.2$Linux_X86_64 LibreOffice_project/30m0$Build-2</meta:generator>
  </office:meta>
</office:document-meta>
</file>